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3df" officeooo:paragraph-rsid="00190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21:41:42.873890658</meta:creation-date>
    <dc:date>2022-04-01T21:43:26.556100882</dc:date>
    <meta:editing-duration>PT1M44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